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Text_20_body">This is some text before a section. It shouldn’t be indented.</text:p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id___h2_1"/>Subsection<text:bookmark-end text:name="id___h2_1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ocversion" meta:value-type="string">reproducible</meta:user-defined>
    <meta:user-defined meta:name="finished" meta:value-type="string">True</meta:user-defined>
    <meta:user-defined meta:name="identifier" meta:value-type="string"/>
    <meta:user-defined meta:name="notes" meta:value-type="string">foo</meta:user-defined>
    <meta:user-defined meta:name="poetry-lines" meta:value-type="string">8</meta:user-defined>
    <meta:user-defined meta:name="publications" meta:value-type="string"/>
    <meta:user-defined meta:name="source-md5" meta:value-type="string">2518a18c39cbd5e88b46c164d163e14a</meta:user-defined>
    <meta:user-defined meta:name="starts-with-text" meta:value-type="string">t</meta:user-defined>
    <meta:user-defined meta:name="wordcount" meta:value-type="string">218</meta:user-defined>
  </office:meta>
</office:document-meta>
</file>